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915cm" fo:min-width="3.814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1.915cm" fo:min-width="3.814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915cm" fo:min-width="3.814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2.30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901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3.35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0.95cm" fo:min-width="15.7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  <style:text-properties style:font-name="Source Sans Pro"/>
    </style:style>
    <style:style style:name="P3" style:family="paragraph">
      <loext:graphic-properties draw:fill-color="#ff9900"/>
      <style:paragraph-properties fo:text-align="center"/>
      <style:text-properties style:font-name="Source Sans Pro"/>
    </style:style>
    <style:style style:name="P4" style:family="paragraph">
      <loext:graphic-properties draw:fill-color="#ffff66"/>
      <style:paragraph-properties fo:text-align="center"/>
      <style:text-properties style:font-name="Source Sans Pro"/>
    </style:style>
    <style:style style:name="P5" style:family="paragraph">
      <style:paragraph-properties fo:text-align="center"/>
      <style:text-properties style:font-name="Source Sans Pr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3pt" style:font-size-asian="13pt" style:font-size-complex="13pt"/>
    </style:style>
    <style:style style:name="T2" style:family="text">
      <style:text-properties style:font-name="Source Sans Pro" fo:font-size="10.5pt" style:font-size-asian="10.5pt" style:font-size-complex="10.5pt"/>
    </style:style>
    <style:style style:name="T3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48cm" svg:height="2.399cm" svg:x="3.9cm" svg:y="5.1cm">
          <text:p text:style-name="P1"><text:span text:style-name="T1">Mein GitHub Repo</text:span></text:p>
          <text:p text:style-name="P1"><text:span text:style-name="T2">github.com/ich/cookb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48cm" svg:height="2.399cm" svg:x="14.852cm" svg:y="5.1cm">
          <text:p text:style-name="P1"><text:span text:style-name="T1">Petras GitHub Repo</text:span></text:p>
          <text:p text:style-name="P1"><text:span text:style-name="T2">github.com/petra/cookb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48cm" svg:height="2.399cm" svg:x="3.952cm" svg:y="12.7cm">
          <text:p text:style-name="P1"><text:span text:style-name="T1">Mein Computer</text:span></text:p>
          <text:p text:style-name="P1"><text:span text:style-name="T2">3. Datei ändern/hinzufügen</text:span></text:p>
          <text:p text:style-name="P1"><text:span text:style-name="T2">4. 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3.201cm" svg:height="1cm" draw:transform="rotate (1.5707963267949) translate (4.901cm 12.301cm)">
            <text:p text:style-name="P1"><text:span text:style-name="T3">2. Clone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3.401cm" svg:height="1cm" draw:transform="rotate (-1.5707963267949) translate (7.302cm 7.8cm)">
            <text:p text:style-name="P1"><text:span text:style-name="T3">5. Push</text:span></text:p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5" draw:layer="layout" svg:width="4.4cm" svg:height="1cm" svg:x="8.8cm" svg:y="5.3cm">
            <text:p text:style-name="P1"><text:span text:style-name="T3">1. Fork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5" draw:layer="layout" svg:width="4.4cm" svg:height="1cm" draw:transform="rotate (-3.14159265358979) translate (14.401cm 7.601cm)">
            <text:p text:style-name="P1"><text:span text:style-name="T3">6. Pull Request</text:span></text:p>
  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8" draw:text-style-name="P6" draw:layer="layout" svg:width="16.2cm" svg:height="11.2cm" svg:x="3.6cm" svg:y="4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xel Dürkop</meta:initial-creator>
    <meta:creation-date>2016-02-18T15:26:26.541741981</meta:creation-date>
    <dc:date>2016-02-22T23:30:18.742498795</dc:date>
    <dc:creator>Axel Dürkop</dc:creator>
    <meta:editing-duration>PT2H6M</meta:editing-duration>
    <meta:editing-cycles>3</meta:editing-cycles>
    <meta:generator>LibreOffice/5.0.3.2$Linux_X86_64 LibreOffice_project/00m0$Build-2</meta:generator>
    <meta:document-statistic meta:object-count="10"/>
  </office:meta>
</office:document-meta>
</file>